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3000001AB211C86F1F6448E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d0d8" officeooo:paragraph-rsid="0008d0d8"/>
    </style:style>
    <style:style style:name="P2" style:family="paragraph" style:parent-style-name="Standard">
      <style:text-properties officeooo:rsid="0008d0d8" officeooo:paragraph-rsid="0008d0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9.038cm" draw:z-index="0"><draw:image xlink:href="Pictures/1000020100000323000001AB211C86F1F6448EE3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0:43:54.751753482</meta:creation-date>
    <dc:date>2020-04-28T01:40:48.606574090</dc:date>
    <meta:editing-duration>PT4H45M2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